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csvdata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powerba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756.8571" calcext:value-type="float">
            <text:p>8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4301.5879" calcext:value-type="float">
            <text:p>14302</text:p>
          </table:table-cell>
          <table:table-cell table:formula="of:=[.G3]/[.G2]" office:value-type="float" office:value="1.63318731100454" calcext:value-type="float">
            <text:p>1.633187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7765.276" calcext:value-type="float">
            <text:p>17765</text:p>
          </table:table-cell>
          <table:table-cell table:formula="of:=[.G4]/[.G2]" office:value-type="float" office:value="2.02872740723381" calcext:value-type="float">
            <text:p>2.0287274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106.3446" calcext:value-type="float">
            <text:p>4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222.1973" calcext:value-type="float">
            <text:p>5222</text:p>
          </table:table-cell>
          <table:table-cell table:formula="of:=[.G6]/[.G5]" office:value-type="float" office:value="1.2717386894417" calcext:value-type="float">
            <text:p>1.2717386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8407.0924" calcext:value-type="float">
            <text:p>8407</text:p>
          </table:table-cell>
          <table:table-cell table:formula="of:=[.G7]/[.G5]" office:value-type="float" office:value="2.04734215438227" calcext:value-type="float">
            <text:p>2.0473421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0863.263" calcext:value-type="float">
            <text:p>20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5501.476" calcext:value-type="float">
            <text:p>25501</text:p>
          </table:table-cell>
          <table:table-cell table:formula="of:=[.G9]/[.G8]" office:value-type="float" office:value="1.22231484116363" calcext:value-type="float">
            <text:p>1.2223148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30938.437" calcext:value-type="float">
            <text:p>30938</text:p>
          </table:table-cell>
          <table:table-cell table:formula="of:=[.G10]/[.G8]" office:value-type="float" office:value="1.48291458531678" calcext:value-type="float">
            <text:p>1.4829145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534.4931" calcext:value-type="float">
            <text:p>2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918.7127" calcext:value-type="float">
            <text:p>4919</text:p>
          </table:table-cell>
          <table:table-cell table:formula="of:=[.G12]/[.G11]" office:value-type="float" office:value="1.9407086568908" calcext:value-type="float">
            <text:p>1.9407086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0483.1344" calcext:value-type="float">
            <text:p>10483</text:p>
          </table:table-cell>
          <table:table-cell table:formula="of:=[.G13]/[.G11]" office:value-type="float" office:value="4.13618581167177" calcext:value-type="float">
            <text:p>4.1361858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429.7029" calcext:value-type="float">
            <text:p>5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9938.0133" calcext:value-type="float">
            <text:p>9938</text:p>
          </table:table-cell>
          <table:table-cell table:formula="of:=[.G15]/[.G14]" office:value-type="float" office:value="1.83030517194596" calcext:value-type="float">
            <text:p>1.8303051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614.4482" calcext:value-type="float">
            <text:p>8614</text:p>
          </table:table-cell>
          <table:table-cell table:formula="of:=[.G16]/[.G14]" office:value-type="float" office:value="1.58654135569738" calcext:value-type="float">
            <text:p>1.5865413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308.3516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874.4282" calcext:value-type="float">
            <text:p>1874</text:p>
          </table:table-cell>
          <table:table-cell table:formula="of:=[.G18]/[.G17]" office:value-type="float" office:value="1.43266397197817" calcext:value-type="float">
            <text:p>1.432663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941.3777" calcext:value-type="float">
            <text:p>2941</text:p>
          </table:table-cell>
          <table:table-cell table:formula="of:=[.G19]/[.G17]" office:value-type="float" office:value="2.24815538881139" calcext:value-type="float">
            <text:p>2.2481553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919.6653" calcext:value-type="float">
            <text:p>8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2037.1264" calcext:value-type="float">
            <text:p>12037</text:p>
          </table:table-cell>
          <table:table-cell table:formula="of:=[.G21]/[.G20]" office:value-type="float" office:value="1.34950426895502" calcext:value-type="float">
            <text:p>1.349504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1219.753" calcext:value-type="float">
            <text:p>11220</text:p>
          </table:table-cell>
          <table:table-cell table:formula="of:=[.G22]/[.G20]" office:value-type="float" office:value="1.25786704126667" calcext:value-type="float">
            <text:p>1.2578670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621.9537" calcext:value-type="float">
            <text:p>1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949.4862" calcext:value-type="float">
            <text:p>2949</text:p>
          </table:table-cell>
          <table:table-cell table:formula="of:=[.G24]/[.G23]" office:value-type="float" office:value="1.81847743249391" calcext:value-type="float">
            <text:p>1.818477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825.09" calcext:value-type="float">
            <text:p>5825</text:p>
          </table:table-cell>
          <table:table-cell table:formula="of:=[.G25]/[.G23]" office:value-type="float" office:value="3.59140337976355" calcext:value-type="float">
            <text:p>3.59140337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748.1719" calcext:value-type="float">
            <text:p>8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4267.726" calcext:value-type="float">
            <text:p>14268</text:p>
          </table:table-cell>
          <table:table-cell table:formula="of:=[.G27]/[.G26]" office:value-type="float" office:value="1.63093800202989" calcext:value-type="float">
            <text:p>1.630938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1953.821" calcext:value-type="float">
            <text:p>21954</text:p>
          </table:table-cell>
          <table:table-cell table:formula="of:=[.G28]/[.G26]" office:value-type="float" office:value="2.50953242013912" calcext:value-type="float">
            <text:p>2.5095324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7519.4476" calcext:value-type="float">
            <text:p>7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6569.3056" calcext:value-type="float">
            <text:p>16569</text:p>
          </table:table-cell>
          <table:table-cell table:formula="of:=[.G30]/[.G29]" office:value-type="float" office:value="2.2035269718483" calcext:value-type="float">
            <text:p>2.2035269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8662.392" calcext:value-type="float">
            <text:p>18662</text:p>
          </table:table-cell>
          <table:table-cell table:formula="of:=[.G31]/[.G29]" office:value-type="float" office:value="2.48188337664591" calcext:value-type="float">
            <text:p>2.4818833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585.7879" calcext:value-type="float">
            <text:p>6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2042.9515" calcext:value-type="float">
            <text:p>12043</text:p>
          </table:table-cell>
          <table:table-cell table:formula="of:=[.G33]/[.G32]" office:value-type="float" office:value="1.8286272930229" calcext:value-type="float">
            <text:p>1.828627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6965.8288" calcext:value-type="float">
            <text:p>16966</text:p>
          </table:table-cell>
          <table:table-cell table:formula="of:=[.G34]/[.G32]" office:value-type="float" office:value="2.57612742129154" calcext:value-type="float">
            <text:p>2.5761274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452.7087" calcext:value-type="float">
            <text:p>3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3341.2494" calcext:value-type="float">
            <text:p>13341</text:p>
          </table:table-cell>
          <table:table-cell table:formula="of:=[.G36]/[.G35]" office:value-type="float" office:value="3.86399507146375" calcext:value-type="float">
            <text:p>3.8639950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4275.8902" calcext:value-type="float">
            <text:p>14276</text:p>
          </table:table-cell>
          <table:table-cell table:formula="of:=[.G37]/[.G35]" office:value-type="float" office:value="4.13469291515963" calcext:value-type="float">
            <text:p>4.1346929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780.59" calcext:value-type="float">
            <text:p>6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868.9614" calcext:value-type="float">
            <text:p>8869</text:p>
          </table:table-cell>
          <table:table-cell table:formula="of:=[.G39]/[.G38]" office:value-type="float" office:value="1.30799257881689" calcext:value-type="float">
            <text:p>1.3079925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5109.1366" calcext:value-type="float">
            <text:p>15109</text:p>
          </table:table-cell>
          <table:table-cell table:formula="of:=[.G40]/[.G38]" office:value-type="float" office:value="2.2282923167453" calcext:value-type="float">
            <text:p>2.2282923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666.3926" calcext:value-type="float">
            <text:p>2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2815.5373" calcext:value-type="float">
            <text:p>12816</text:p>
          </table:table-cell>
          <table:table-cell table:formula="of:=[.G42]/[.G41]" office:value-type="float" office:value="4.80632045708498" calcext:value-type="float">
            <text:p>4.8063204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2758.1354" calcext:value-type="float">
            <text:p>12758</text:p>
          </table:table-cell>
          <table:table-cell table:formula="of:=[.G43]/[.G41]" office:value-type="float" office:value="4.78479253205248" calcext:value-type="float">
            <text:p>4.7847925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8870.403" calcext:value-type="float">
            <text:p>8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4044.758" calcext:value-type="float">
            <text:p>14045</text:p>
          </table:table-cell>
          <table:table-cell table:formula="of:=[.G45]/[.G44]" office:value-type="float" office:value="1.58332806299781" calcext:value-type="float">
            <text:p>1.583328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2598.161" calcext:value-type="float">
            <text:p>22598</text:p>
          </table:table-cell>
          <table:table-cell table:formula="of:=[.G46]/[.G44]" office:value-type="float" office:value="2.5475912424723" calcext:value-type="float">
            <text:p>2.5475912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333.3116" calcext:value-type="float">
            <text:p>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6052.3127" calcext:value-type="float">
            <text:p>16052</text:p>
          </table:table-cell>
          <table:table-cell table:formula="of:=[.G48]/[.G47]" office:value-type="float" office:value="4.81572520852836" calcext:value-type="float">
            <text:p>4.8157252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6423.6946" calcext:value-type="float">
            <text:p>16424</text:p>
          </table:table-cell>
          <table:table-cell table:formula="of:=[.G49]/[.G47]" office:value-type="float" office:value="4.92714050495609" calcext:value-type="float">
            <text:p>4.927140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35695.163" calcext:value-type="float">
            <text:p>35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40050.683" calcext:value-type="float">
            <text:p>40051</text:p>
          </table:table-cell>
          <table:table-cell table:formula="of:=[.G51]/[.G50]" office:value-type="float" office:value="1.12201989384388" calcext:value-type="float">
            <text:p>1.1220198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8763.623" calcext:value-type="float">
            <text:p>18764</text:p>
          </table:table-cell>
          <table:table-cell table:formula="of:=[.G52]/[.G50]" office:value-type="float" office:value="0.525662902842046" calcext:value-type="float">
            <text:p>0.5256629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3638.7749" calcext:value-type="float">
            <text:p>23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8849.2228" calcext:value-type="float">
            <text:p>38849</text:p>
          </table:table-cell>
          <table:table-cell table:formula="of:=[.G54]/[.G53]" office:value-type="float" office:value="1.6434533077262" calcext:value-type="float">
            <text:p>1.6434533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5518.2298" calcext:value-type="float">
            <text:p>15518</text:p>
          </table:table-cell>
          <table:table-cell table:formula="of:=[.G55]/[.G53]" office:value-type="float" office:value="0.656473521392177" calcext:value-type="float">
            <text:p>0.6564735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9012.512" calcext:value-type="float">
            <text:p>59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54498.303" calcext:value-type="float">
            <text:p>54498</text:p>
          </table:table-cell>
          <table:table-cell table:formula="of:=[.G57]/[.G56]" office:value-type="float" office:value="0.92350420534547" calcext:value-type="float">
            <text:p>0.9235042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7984.043" calcext:value-type="float">
            <text:p>27984</text:p>
          </table:table-cell>
          <table:table-cell table:formula="of:=[.G58]/[.G56]" office:value-type="float" office:value="0.474205249896835" calcext:value-type="float">
            <text:p>0.4742052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429.9326" calcext:value-type="float">
            <text:p>11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5030.6572" calcext:value-type="float">
            <text:p>35031</text:p>
          </table:table-cell>
          <table:table-cell table:formula="of:=[.G60]/[.G59]" office:value-type="float" office:value="3.06481747757638" calcext:value-type="float">
            <text:p>3.0648174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7723.1774" calcext:value-type="float">
            <text:p>7723</text:p>
          </table:table-cell>
          <table:table-cell table:formula="of:=[.G61]/[.G59]" office:value-type="float" office:value="0.675697545233119" calcext:value-type="float">
            <text:p>0.6756975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7154.342" calcext:value-type="float">
            <text:p>27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9827.9484" calcext:value-type="float">
            <text:p>29828</text:p>
          </table:table-cell>
          <table:table-cell table:formula="of:=[.G63]/[.G62]" office:value-type="float" office:value="1.09845962756159" calcext:value-type="float">
            <text:p>1.0984596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6428.206" calcext:value-type="float">
            <text:p>16428</text:p>
          </table:table-cell>
          <table:table-cell table:formula="of:=[.G64]/[.G62]" office:value-type="float" office:value="0.604993705978956" calcext:value-type="float">
            <text:p>0.604993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340.0462" calcext:value-type="float">
            <text:p>5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6185.7153" calcext:value-type="float">
            <text:p>26186</text:p>
          </table:table-cell>
          <table:table-cell table:formula="of:=[.G66]/[.G65]" office:value-type="float" office:value="4.90364957891188" calcext:value-type="float">
            <text:p>4.9036495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591.402" calcext:value-type="float">
            <text:p>3591</text:p>
          </table:table-cell>
          <table:table-cell table:formula="of:=[.G67]/[.G65]" office:value-type="float" office:value="0.672541372394868" calcext:value-type="float">
            <text:p>0.6725413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0620.363" calcext:value-type="float">
            <text:p>20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6217.758" calcext:value-type="float">
            <text:p>26218</text:p>
          </table:table-cell>
          <table:table-cell table:formula="of:=[.G69]/[.G68]" office:value-type="float" office:value="1.2714498769978" calcext:value-type="float">
            <text:p>1.271449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3284.227" calcext:value-type="float">
            <text:p>13284</text:p>
          </table:table-cell>
          <table:table-cell table:formula="of:=[.G70]/[.G68]" office:value-type="float" office:value="0.644228571533876" calcext:value-type="float">
            <text:p>0.6442285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827.658" calcext:value-type="float">
            <text:p>9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9341.6045" calcext:value-type="float">
            <text:p>39342</text:p>
          </table:table-cell>
          <table:table-cell table:formula="of:=[.G72]/[.G71]" office:value-type="float" office:value="4.00315156469629" calcext:value-type="float">
            <text:p>4.0031515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123.8802" calcext:value-type="float">
            <text:p>6124</text:p>
          </table:table-cell>
          <table:table-cell table:formula="of:=[.G73]/[.G71]" office:value-type="float" office:value="0.623127117366111" calcext:value-type="float">
            <text:p>0.6231271174</text:p>
          </table:table-cell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sterli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3" number:min-integer-digits="1" number:grouping="true"/>
      <number:text> </number:text>
    </number:number-style>
    <number:number-style style:name="N122">
      <number:text>(</number:text>
      <number:number number:decimal-places="3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2:45:46.910894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y Nangini</meta:initial-creator>
    <meta:creation-date>2015-11-19T21:06:05.381081915</meta:creation-date>
    <meta:generator>LibreOffice/4.4.5.2$Linux_X86_64 LibreOffice_project/40$Build-2</meta:generator>
    <dc:date>2015-11-20T00:49:33.192794655</dc:date>
    <dc:creator>Cathy Nangini</dc:creator>
    <meta:editing-duration>PT3H8M49S</meta:editing-duration>
    <meta:editing-cycles>42</meta:editing-cycles>
    <meta:document-statistic meta:table-count="2" meta:cell-count="595" meta:object-count="0"/>
  </office:meta>
</office:document-meta>
</file>